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365cm"/>
    </style:style>
    <style:style style:name="Tabela1.B" style:family="table-column">
      <style:table-column-properties style:column-width="14.63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2.452cm"/>
    </style:style>
    <style:style style:name="Tabela2.B" style:family="table-column">
      <style:table-column-properties style:column-width="14.54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3.002cm"/>
    </style:style>
    <style:style style:name="Tabela3.B" style:family="table-column">
      <style:table-column-properties style:column-width="13.998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1.859cm"/>
    </style:style>
    <style:style style:name="Tabela4.B" style:family="table-column">
      <style:table-column-properties style:column-width="7.586cm"/>
    </style:style>
    <style:style style:name="Tabela4.C" style:family="table-column">
      <style:table-column-properties style:column-width="7.555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weight="bold" officeooo:rsid="0003966a" officeooo:paragraph-rsid="0003966a" style:font-weight-asian="bold" style:font-weight-complex="bold"/>
    </style:style>
    <style:style style:name="P2" style:family="paragraph" style:parent-style-name="Text_20_body">
      <style:text-properties fo:font-weight="normal" officeooo:rsid="0003966a" officeooo:paragraph-rsid="0003966a" style:font-weight-asian="normal" style:font-weight-complex="normal"/>
    </style:style>
    <style:style style:name="P3" style:family="paragraph" style:parent-style-name="Text_20_body" style:list-style-name="L1">
      <style:text-properties fo:font-weight="normal" officeooo:rsid="0003966a" officeooo:paragraph-rsid="0003966a" style:font-weight-asian="normal" style:font-weight-complex="normal"/>
    </style:style>
    <style:style style:name="P4" style:family="paragraph" style:parent-style-name="Table_20_Contents">
      <style:text-properties officeooo:rsid="00044c50" officeooo:paragraph-rsid="00044c50"/>
    </style:style>
    <style:style style:name="P5" style:family="paragraph" style:parent-style-name="Heading_20_1">
      <style:text-properties officeooo:paragraph-rsid="00044c50"/>
    </style:style>
    <style:style style:name="P6" style:family="paragraph" style:parent-style-name="Text_20_body">
      <style:text-properties officeooo:paragraph-rsid="00044c50"/>
    </style:style>
    <style:style style:name="P7" style:family="paragraph" style:parent-style-name="Text_20_body" style:list-style-name="L2">
      <style:text-properties officeooo:paragraph-rsid="00044c50"/>
    </style:style>
    <style:style style:name="P8" style:family="paragraph" style:parent-style-name="Text_20_body">
      <style:text-properties officeooo:rsid="00044c50" officeooo:paragraph-rsid="00044c50"/>
    </style:style>
    <style:style style:name="P9" style:family="paragraph" style:parent-style-name="Table_20_Contents">
      <style:text-properties fo:font-weight="bold" officeooo:rsid="00044c50" officeooo:paragraph-rsid="00044c50" style:font-weight-asian="bold" style:font-weight-complex="bold"/>
    </style:style>
    <style:style style:name="P10" style:family="paragraph" style:parent-style-name="Heading_20_1">
      <style:text-properties officeooo:rsid="00044c50" officeooo:paragraph-rsid="00044c50"/>
    </style:style>
    <style:style style:name="P11" style:family="paragraph" style:parent-style-name="Text_20_body" style:list-style-name="L3">
      <style:text-properties officeooo:paragraph-rsid="00044c50"/>
    </style:style>
    <style:style style:name="P12" style:family="paragraph" style:parent-style-name="Table_20_Contents">
      <style:text-properties officeooo:rsid="00060f29" officeooo:paragraph-rsid="00060f29"/>
    </style:style>
    <style:style style:name="P13" style:family="paragraph" style:parent-style-name="Heading_20_1">
      <style:text-properties officeooo:rsid="00060f29" officeooo:paragraph-rsid="00060f29"/>
    </style:style>
    <style:style style:name="P14" style:family="paragraph" style:parent-style-name="Text_20_body">
      <style:text-properties officeooo:paragraph-rsid="00060f29"/>
    </style:style>
    <style:style style:name="T1" style:family="text">
      <style:text-properties officeooo:rsid="00044c5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size="2pt" style:font-size-asian="2pt" style:font-size-complex="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iezawodność oprogramowania</text:h>
      <text:p text:style-name="P2">Niezawodność oprogramowania to prawdopodobieństwo, że system/program będzie działał poprawnie przez określony czas w określonym środowisku, bez awarii. </text:p>
      <text:p text:style-name="P2">Metody specyfikacji wymagań dotyczących niezawodności: </text:p>
      <text:list text:style-name="L1">
        <text:list-item>
          <text:p text:style-name="P3">Wzkaźnik MTTF, czyli średni czas jak długo </text:p>
        </text:list-item>
        <text:list-item>
          <text:p text:style-name="P3">Liczba błędów na czas: „≤ 1 awaria na 24 godziny pracy”. </text:p>
        </text:list-item>
        <text:list-item>
          <text:p text:style-name="P3">Wartość funkcji niezawodności R(t): „R(8h) ≥ 0.99”. </text:p>
        </text:list-item>
        <text:list-item>
          <text:p text:style-name="P3">Określenie liczby awarii w czasie testów (np. testy obciążeniowe). </text:p>
        </text:list-item>
      </text:list>
      <text:p text:style-name="P2">Test case przykłąd dla działania <text:span text:style-name="T1">aplikacji do zamawiania jedzenia</text:span></text:p>
      <text:p text:style-name="P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<text:span text:style-name="Strong_20_Emphasis">Test Case ID</text:span></text:p>
            </table:table-cell>
            <table:table-cell table:style-name="Tabela1.A1" office:value-type="string">
              <text:p text:style-name="Table_20_Heading"><text:span text:style-name="Strong_20_Emphasis">TC-REL-FOOD-01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Opis</text:span></text:p>
          </table:table-cell>
          <table:table-cell table:style-name="Tabela1.A1" office:value-type="string">
            <text:p text:style-name="Table_20_Contents">Sprawdzenie niezawodności działania aplikacji do zamawiania jedzenia przy ciągłym ruchu użytkowników przez 24 godziny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Dane wejściowe</text:span></text:p>
          </table:table-cell>
          <table:table-cell table:style-name="Tabela1.A1" office:value-type="string">
            <text:p text:style-name="Table_20_Contents">Symulacja 1000 równoczesnych użytkowników wykonujących typowe operacje: przeglądanie restauracji, dodawanie do koszyka, składanie zamówień. Użycie narzędzia JMeter z realistycznym scenariuszem użytkownika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Kroki</text:span></text:p>
          </table:table-cell>
          <table:table-cell table:style-name="Tabela1.A1" office:value-type="string">
            <text:p text:style-name="Table_20_Contents">1. Zbuduj scenariusz w JMeter obejmujący: logowanie, przeglądanie restauracji, składanie zamówienia, śledzenie dostawy.</text:p>
          </table:table-cell>
        </table:table-row>
        <table:table-row>
          <table:table-cell table:style-name="Tabela1.A1" office:value-type="string">
            <text:p text:style-name="P4">Oczekiwany rezultat</text:p>
          </table:table-cell>
          <table:table-cell table:style-name="Tabela1.A1" office:value-type="string">
            <text:p text:style-name="Table_20_Contents">Liczba awarii ≤ 1, dostępność ≥ 99.9%. </text:p>
          </table:table-cell>
        </table:table-row>
      </table:table>
      <text:p text:style-name="P2"><text:s/></text:p>
      <text:h text:style-name="P5" text:outline-level="1">Obsługiwalność systemu (maintainability) </text:h>
      <text:p text:style-name="P6">Obsługiwalność to zdolność systemu do szybkiego i efektywnego diagnozowania problemów, modyfikowania kodu oraz usuwania usterek bez wprowadzania nowych błędów. </text:p>
      <text:p text:style-name="P6">Metody specyfikacji wymagań dotyczących obsługiwalności: </text:p>
      <text:list text:style-name="L2">
        <text:list-item>
          <text:p text:style-name="P7">Wskaźnik pokrycia testami jednostkowymi: „≥ <text:span text:style-name="T1">70</text:span>%”. </text:p>
        </text:list-item>
        <text:list-item>
          <text:p text:style-name="P7">Zgodność z normami kodowania: np. PEP8, Java Code Conven on. </text:p>
        </text:list-item>
        <text:list-item>
          <text:p text:style-name="P7">Wymóg dokumentowania każdej funkcji. </text:p>
        </text:list-item>
        <text:list-item>
          <text:p text:style-name="P7">MTTR (Mean Time To Repair): „MTTR ≤ <text:span text:style-name="T1">2 </text:span>godziny”. </text:p>
        </text:list-item>
      </text:list>
      <text:p text:style-name="P6"/>
      <text:p text:style-name="P6"/>
      <text:p text:style-name="P6"/>
      <text:p text:style-name="P6"/>
      <text:p text:style-name="P6"/>
      <text:p text:style-name="P8"><text:soft-page-break/>Tast case dla aplikacji do zamawiania jedzenia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<text:span text:style-name="Strong_20_Emphasis">Test Case ID</text:span></text:p>
            </table:table-cell>
            <table:table-cell table:style-name="Tabela2.A1" office:value-type="string">
              <text:p text:style-name="Table_20_Heading"><text:span text:style-name="Strong_20_Emphasis">TC-MTN-FOOD-01</text:span>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trong_20_Emphasis">Opis</text:span></text:p>
          </table:table-cell>
          <table:table-cell table:style-name="Tabela2.A1" office:value-type="string">
            <text:p text:style-name="Table_20_Contents">Pomiar czasu potrzebnego na poprawę błędu w opisie kategorii „Burgery” w aplikacji mobilnej (np. literówka lub nieaktualna informacja)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Warunki</text:span></text:p>
          </table:table-cell>
          <table:table-cell table:style-name="Tabela2.A1" office:value-type="string">
            <text:p text:style-name="Table_20_Contents">Programista otrzymuje zgłoszenie od działu obsługi klienta przez system zgłoszeń (np. Jira). Zmiana nie wymaga ingerencji w backend – tylko aktualizacja tekstu w zasobach aplikacji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Kroki</text:span></text:p>
          </table:table-cell>
          <table:table-cell table:style-name="Tabela2.A1" office:value-type="string">
            <text:p text:style-name="Table_20_Contents">1. Otwórz zgłoszenie w systemie.</text:p>
          </table:table-cell>
        </table:table-row>
        <table:table-row>
          <table:table-cell table:style-name="Tabela2.A1" office:value-type="string">
            <text:p text:style-name="P9">Oczekiwanyrezultat</text:p>
          </table:table-cell>
          <table:table-cell table:style-name="Tabela2.A1" office:value-type="string">
            <text:p text:style-name="Table_20_Contents">Czas realizacji zgłoszenia &lt; 4 godziny (od przyjęcia do wdrożenia) </text:p>
          </table:table-cell>
        </table:table-row>
      </table:table>
      <text:p text:style-name="P6"/>
      <text:h text:style-name="P10" text:outline-level="1">Dostępność systemu</text:h>
      <text:p text:style-name="P6">Dostępność to zdolność systemu do pozostawania w stanie gotowości do pracy przez możliwie największy czas. Oblicza się ją jako: Availability = 𝑀TTF / (MTTF + MTTR) </text:p>
      <text:p text:style-name="P6">Metody specyfikacji wymagań dotyczących dostępności: </text:p>
      <text:list text:style-name="L3">
        <text:list-item>
          <text:p text:style-name="P11">Procentowy czas dostępności: <text:span text:style-name="T1">np. </text:span>„≥ 9<text:span text:style-name="T1">8</text:span>% miesięcznie”. </text:p>
        </text:list-item>
        <text:list-item>
          <text:p text:style-name="P11">Maksymalny czas przywrócenia działania: „≤ <text:span text:style-name="T1">8</text:span> minut po awarii”. </text:p>
        </text:list-item>
        <text:list-item>
          <text:p text:style-name="P11">Redundancja: „System wdrożony w architekturze wysokiej dostępności” </text:p>
        </text:list-item>
      </text:list>
      <text:p text:style-name="P8">Test Case – dla apliacji do zamawiania jedzenia</text:p>
      <text:p text:style-name="P8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<text:span text:style-name="Strong_20_Emphasis">Test Case ID</text:span></text:p>
            </table:table-cell>
            <table:table-cell table:style-name="Tabela3.A1" office:value-type="string">
              <text:p text:style-name="Table_20_Heading"><text:span text:style-name="Strong_20_Emphasis">TC-AVL-FOOD-01</text:span>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trong_20_Emphasis">Opis</text:span></text:p>
          </table:table-cell>
          <table:table-cell table:style-name="Tabela3.A1" office:value-type="string">
            <text:p text:style-name="Table_20_Contents">Pomiar dostępności usługi zamawiania jedzenia (frontend + backend API) przez 7 dni.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Metoda</text:span></text:p>
          </table:table-cell>
          <table:table-cell table:style-name="Tabela3.A1" office:value-type="string">
            <text:p text:style-name="Table_20_Contents">Użycie narzędzi monitorujących (np. UptimeRobot, Pingdom, StatusCake) do sprawdzania odpowiedzi z punktów końcowych co 1 minutę.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Warunki</text:span></text:p>
          </table:table-cell>
          <table:table-cell table:style-name="Tabela3.A1" office:value-type="string">
            <text:p text:style-name="Table_20_Contents">Test trwa 7 pełnych dni (168 godzin), w godzinach 0:00–23:59.</text:p>
          </table:table-cell>
        </table:table-row>
        <table:table-row>
          <table:table-cell table:style-name="Tabela3.A1" office:value-type="string">
            <text:p text:style-name="Table_20_Contents">Monitorowane są:</text:p>
          </table:table-cell>
          <table:table-cell table:style-name="Tabela3.A1" office:value-type="string">
            <text:p text:style-name="Table_20_Contents"><text:span text:style-name="T2">Strona główna </text:span><text:span text:style-name="T3">aplikacji</text:span><text:span text:style-name="T4">, </text:span><text:span text:style-name="T3">Endpoint</text:span> <text:span text:style-name="Source_20_Text">/api/restaurants</text:span> </text:p>
          </table:table-cell>
        </table:table-row>
        <table:table-row>
          <table:table-cell table:style-name="Tabela3.A1" office:value-type="string">
            <text:p text:style-name="P12">Oczekiwany rezultata</text:p>
          </table:table-cell>
          <table:table-cell table:style-name="Tabela3.A1" office:value-type="string">
            <text:p text:style-name="Table_20_Contents">Dostępność ≥ 99.9% 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3" text:outline-level="1"><text:soft-page-break/>Awaria,a błąd</text:h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<text:span text:style-name="Strong_20_Emphasis">Cecha</text:span></text:p>
            </table:table-cell>
            <table:table-cell table:style-name="Tabela4.A1" office:value-type="string">
              <text:p text:style-name="Table_20_Heading"><text:span text:style-name="Strong_20_Emphasis">Błąd (fault)</text:span></text:p>
            </table:table-cell>
            <table:table-cell table:style-name="Tabela4.A1" office:value-type="string">
              <text:p text:style-name="Table_20_Heading"><text:span text:style-name="Strong_20_Emphasis">Awaria (failure)</text:span>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trong_20_Emphasis">Definicja</text:span></text:p>
          </table:table-cell>
          <table:table-cell table:style-name="Tabela4.A1" office:value-type="string">
            <text:p text:style-name="Table_20_Contents">Wewnętrzna usterka systemu, np. nieprawidłowy kod</text:p>
          </table:table-cell>
          <table:table-cell table:style-name="Tabela4.A1" office:value-type="string">
            <text:p text:style-name="Table_20_Contents">Zewnętrzny objaw niewłaściwego działania systemu</text:p>
          </table:table-cell>
        </table:table-row>
        <table:table-row>
          <table:table-cell table:style-name="Tabela4.A1" office:value-type="string">
            <text:p text:style-name="Table_20_Contents"><text:span text:style-name="Strong_20_Emphasis">Skutek</text:span></text:p>
          </table:table-cell>
          <table:table-cell table:style-name="Tabela4.A1" office:value-type="string">
            <text:p text:style-name="Table_20_Contents">Może, ale nie musi prowadzić do awarii</text:p>
          </table:table-cell>
          <table:table-cell table:style-name="Tabela4.A1" office:value-type="string">
            <text:p text:style-name="Table_20_Contents">Jest efektem uaktywnienia błędu</text:p>
          </table:table-cell>
        </table:table-row>
        <table:table-row>
          <table:table-cell table:style-name="Tabela4.A1" office:value-type="string">
            <text:p text:style-name="Table_20_Contents"><text:span text:style-name="Strong_20_Emphasis">Przykład</text:span></text:p>
          </table:table-cell>
          <table:table-cell table:style-name="Tabela4.A1" office:value-type="string">
            <text:p text:style-name="Table_20_Contents">Niewłaściwy warunek w instrukcji <text:span text:style-name="Source_20_Text">if</text:span></text:p>
          </table:table-cell>
          <table:table-cell table:style-name="Tabela4.A1" office:value-type="string">
            <text:p text:style-name="Table_20_Contents">Aplikacja zawiesza się przy próbie logowania</text:p>
          </table:table-cell>
        </table:table-row>
        <table:table-row>
          <table:table-cell table:style-name="Tabela4.A1" office:value-type="string">
            <text:p text:style-name="Table_20_Contents"><text:span text:style-name="Strong_20_Emphasis">Inne</text:span></text:p>
          </table:table-cell>
          <table:table-cell table:style-name="Tabela4.A1" office:value-type="string">
            <text:p text:style-name="Table_20_Contents">Często wykrywany podczas przeglądu kodu</text:p>
          </table:table-cell>
          <table:table-cell table:style-name="Tabela4.A1" office:value-type="string">
            <text:p text:style-name="Table_20_Contents">Ujawnia się w trakcie działania systemu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09:15:47.527310000</meta:creation-date>
    <dc:date>2025-07-12T10:28:08.615735200</dc:date>
    <meta:editing-duration>PT8M36S</meta:editing-duration>
    <meta:editing-cycles>2</meta:editing-cycles>
    <meta:generator>LibreOffice/25.2.4.3$Windows_X86_64 LibreOffice_project/33e196637044ead23f5c3226cde09b47731f7e27</meta:generator>
    <meta:document-statistic meta:table-count="4" meta:image-count="0" meta:object-count="0" meta:page-count="3" meta:paragraph-count="72" meta:word-count="451" meta:character-count="3342" meta:non-whitespace-character-count="2953"/>
  </office:meta>
</office:document-meta>
</file>